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69e" officeooo:paragraph-rsid="0003069e"/>
    </style:style>
    <style:style style:name="P2" style:family="paragraph" style:parent-style-name="Standard">
      <style:paragraph-properties fo:text-align="center" style:justify-single-word="false"/>
      <style:text-properties officeooo:rsid="0003069e" officeooo:paragraph-rsid="000306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diagnosed person questionnaire</text:p>
      <text:p text:style-name="P1"/>
      <text:p text:style-name="P1">First Name or Initials?<text:tab/><text:tab/><text:tab/><text:tab/><text:tab/><text:tab/><text:tab/><text:tab/><text:tab/><text:tab/> <text:tab/><text:tab/><text:tab/></text:p>
      <text:p text:style-name="P1">Age?<text:tab/><text:tab/><text:tab/><text:tab/><text:tab/><text:tab/><text:tab/><text:tab/><text:tab/> <text:tab/><text:tab/></text:p>
      <text:p text:style-name="P1"/>
      <text:p text:style-name="P1">Sex?<text:tab/><text:tab/><text:tab/><text:tab/><text:tab/><text:tab/><text:tab/><text:tab/><text:tab/> <text:tab/></text:p>
      <text:p text:style-name="P1"><text:tab/><text:tab/><text:tab/></text:p>
      <text:p text:style-name="P1">If Female, is she pregnant? </text:p>
      <text:p text:style-name="P1"/>
      <text:p text:style-name="P1">Weight in Kg?<text:tab/></text:p>
      <text:p text:style-name="P1"/>
      <text:p text:style-name="P1">Height in cm?<text:tab/><text:tab/></text:p>
      <text:p text:style-name="P1"><text:tab/><text:tab/><text:tab/><text:tab/><text:tab/><text:tab/><text:tab/><text:tab/> <text:tab/></text:p>
      <text:p text:style-name="P1">Date of glucotest?<text:tab/><text:tab/><text:tab/><text:tab/><text:tab/></text:p>
      <text:p text:style-name="P1"><text:tab/><text:tab/><text:tab/><text:tab/> <text:tab/><text:tab/><text:tab/></text:p>
      <text:p text:style-name="P1">Type the result of the glucotest if in mmol/l ?</text:p>
      <text:p text:style-name="P1"><text:tab/><text:tab/></text:p>
      <text:p text:style-name="P1">Type the result of the glucotest if in mg/dL? </text:p>
      <text:p text:style-name="P1"><text:tab/><text:tab/><text:tab/></text:p>
      <text:p text:style-name="P1">Fasting or Random?<text:tab/><text:tab/><text:tab/><text:tab/></text:p>
      <text:p text:style-name="P1"/>
      <text:p text:style-name="P1">Do you rank the subject with diabetes or with abnormal high glucose level?<text:tab/><text:tab/><text:tab/></text:p>
      <text:p text:style-name="P1"/>
      <text:p text:style-name="P1">Ever diagnosed with hyper-tension?<text:tab/><text:tab/></text:p>
      <text:p text:style-name="P1"/>
      <text:p text:style-name="P1">Other disease do you want to mention?<text:tab/><text:tab/><text:tab/><text:tab/><text:tab/><text:tab/><text:tab/><text:tab/></text:p>
      <text:p text:style-name="P1"/>
      <text:p text:style-name="P1">Anyone in your family has diabetes? Father? Mother? Siblings? Who? (if none, write ""none"") <text:tab/><text:tab/></text:p>
      <text:p text:style-name="P1">How much red meat do you consume per week typically?<text:tab/></text:p>
      <text:p text:style-name="P1"/>
      <text:p text:style-name="P1">How many times per week you eat dishes with other staple food (maize(corn), millet, sorghum) typically?</text:p>
      <text:p text:style-name="P1"/>
      <text:p text:style-name="P1">How many times per week you eat dishes with Root and Tuber(potatoes, cassava, yam) typically?<text:tab/><text:tab/><text:tab/><text:tab/><text:tab/><text:tab/><text:tab/><text:tab/><text:tab/><text:tab/><text:tab/></text:p>
      <text:p text:style-name="P1">How often in a week do you drink alcohol? E.g. one beer.<text:tab/><text:tab/><text:tab/><text:tab/><text:tab/></text:p>
      <text:p text:style-name="P1"/>
      <text:p text:style-name="P1">How many times per week you eat dishes with rice (don't count brown rice)?<text:tab/><text:tab/><text:tab/><text:tab/><text:tab/></text:p>
      <text:p text:style-name="P1">Do you go to sleep in the evening soon after dinner?<text:tab/><text:tab/><text:tab/><text:tab/><text:tab/><text:tab/></text:p>
      <text:p text:style-name="P1"/>
      <text:p text:style-name="P1">How often do you do physical exercise (work or sport) typically?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erson with diagnosed diabetes questionnaire</text:p>
      <text:p text:style-name="P1"/>
      <text:p text:style-name="P1"><text:s/><text:tab/><text:tab/><text:tab/><text:tab/><text:tab/><text:tab/><text:tab/><text:tab/></text:p>
      <text:p text:style-name="P1"><text:s/>First Name or Initials?<text:tab/><text:tab/><text:tab/><text:tab/><text:tab/><text:tab/><text:tab/><text:tab/><text:tab/><text:tab/> <text:tab/><text:tab/><text:tab/></text:p>
      <text:p text:style-name="P1">Age?<text:tab/><text:tab/><text:tab/><text:tab/><text:tab/><text:tab/><text:tab/><text:tab/><text:tab/> <text:tab/><text:tab/></text:p>
      <text:p text:style-name="P1"/>
      <text:p text:style-name="P1">Sex?<text:tab/><text:tab/><text:tab/><text:tab/><text:tab/><text:tab/><text:tab/><text:tab/><text:tab/> <text:tab/></text:p>
      <text:p text:style-name="P1"><text:tab/><text:tab/><text:tab/></text:p>
      <text:p text:style-name="P1">If Female, is she pregnant? </text:p>
      <text:p text:style-name="P1"/>
      <text:p text:style-name="P1">Weight in Kg?<text:tab/></text:p>
      <text:p text:style-name="P1"/>
      <text:p text:style-name="P1">Height in cm?<text:tab/><text:tab/></text:p>
      <text:p text:style-name="P1"><text:tab/><text:tab/><text:tab/><text:tab/><text:tab/><text:tab/><text:tab/><text:tab/> <text:tab/></text:p>
      <text:p text:style-name="P1">Date of glucotest?<text:tab/><text:tab/><text:tab/><text:tab/><text:tab/></text:p>
      <text:p text:style-name="P1"><text:tab/><text:tab/><text:tab/><text:tab/> <text:tab/><text:tab/><text:tab/></text:p>
      <text:p text:style-name="P1">Type the result of the glucotest if in mmol/l ?</text:p>
      <text:p text:style-name="P1"><text:tab/><text:tab/></text:p>
      <text:p text:style-name="P1">Type the result of the glucotest if in mg/dL? </text:p>
      <text:p text:style-name="P1"><text:tab/><text:tab/><text:tab/></text:p>
      <text:p text:style-name="P1">Fasting or Random?<text:tab/></text:p>
      <text:p text:style-name="P1"/>
      <text:p text:style-name="P1">Ever diagnosed with hyper-tension?<text:tab/><text:tab/><text:tab/><text:tab/><text:tab/><text:tab/><text:tab/><text:tab/><text:tab/><text:tab/><text:tab/><text:tab/><text:tab/></text:p>
      <text:p text:style-name="P1">Other disease do you want to mention?<text:tab/><text:tab/><text:tab/><text:tab/><text:tab/><text:tab/><text:tab/><text:tab/></text:p>
      <text:p text:style-name="P1"/>
      <text:p text:style-name="P1">Anyone in your family has diabetes? Father? Mother? Siblings? Who? (if none, write ""none"")</text:p>
      <text:p text:style-name="P1"/>
      <text:p text:style-name="P1">After being diagnosed, what did you change in your diet? If you change something please describe it<text:tab/><text:tab/><text:tab/><text:tab/><text:tab/> <text:tab/><text:tab/><text:tab/></text:p>
      <text:p text:style-name="P1"><text:s/><text:tab/><text:tab/></text:p>
      <text:p text:style-name="P1">How much red meat do you consume per week typically?<text:tab/></text:p>
      <text:p text:style-name="P1"/>
      <text:p text:style-name="P1">How many times per week you eat dishes with other staple food (maize(corn), millet, sorghum) typically?</text:p>
      <text:p text:style-name="P1"/>
      <text:p text:style-name="P1">How many times per week you eat dishes with Root and Tuber(potatoes, cassava, yam) typically?<text:tab/><text:tab/><text:tab/><text:tab/><text:tab/><text:tab/><text:tab/><text:tab/><text:tab/><text:tab/><text:tab/></text:p>
      <text:p text:style-name="P1">How often in a week do you drink alcohol? E.g. one beer.<text:tab/><text:tab/><text:tab/><text:tab/><text:tab/></text:p>
      <text:p text:style-name="P1"/>
      <text:p text:style-name="P1">How many times per week you eat dishes with rice (don't count brown rice)?<text:tab/><text:tab/><text:tab/><text:tab/><text:tab/></text:p>
      <text:p text:style-name="P1">Do you go to sleep in the evening soon after dinner?<text:tab/><text:tab/><text:tab/><text:tab/><text:tab/><text:tab/></text:p>
      <text:p text:style-name="P1"/>
      <text:p text:style-name="P1">How often do you do physical exercise (work or sport) typically?<text:tab/></text:p>
      <text:p text:style-name="P1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7:24:32.701758267</meta:creation-date>
    <dc:date>2019-03-05T17:38:53.424466534</dc:date>
    <meta:editing-duration>PT14M21S</meta:editing-duration>
    <meta:editing-cycles>1</meta:editing-cycles>
    <meta:document-statistic meta:table-count="0" meta:image-count="0" meta:object-count="0" meta:page-count="2" meta:paragraph-count="57" meta:word-count="350" meta:character-count="2262" meta:non-whitespace-character-count="1681"/>
    <meta:generator>LibreOffice/5.1.6.2$Linux_X86_64 LibreOffice_project/10m0$Build-2</meta:generator>
  </office:meta>
</office:document-meta>
</file>